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364" officeooo:paragraph-rsid="00048364"/>
    </style:style>
    <style:style style:name="P2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48364" officeooo:paragraph-rsid="0004836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RIR SIMULADOR EJERCICIO 1</text:p>
      <text:p text:style-name="P1"/>
      <text:p text:style-name="P1">wine DLXide.exe</text:p>
      <text:p text:style-name="P1"/>
      <text:p text:style-name="P1"/>
      <text:p text:style-name="P2">ABRIR SIMULADOR EJERCICIO 2</text:p>
      <text:p text:style-name="P1"/>
      <text:p text:style-name="P1">make (compila)</text:p>
      <text:p text:style-name="P1"/>
      <text:p text:style-name="P1">./run_champsim.sh traces/605.mcf.xz (dentro de la carpeta Champsim /6* <text:s/>y lo que sea en esta parte)</text:p>
      <text:p text:style-name="P1"/>
      <text:p text:style-name="P1"/>
      <text:p text:style-name="P2">ABRIR SIMULADOR EJERCICIO 3</text:p>
      <text:p text:style-name="P1"/>
      <text:p text:style-name="P1">java -jar Simula3MSv5.01.ja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57:08.570246906</meta:creation-date>
    <dc:date>2024-11-07T10:59:44.983987846</dc:date>
    <meta:editing-duration>PT2M36S</meta:editing-duration>
    <meta:editing-cycles>1</meta:editing-cycles>
    <meta:document-statistic meta:table-count="0" meta:image-count="0" meta:object-count="0" meta:page-count="1" meta:paragraph-count="7" meta:word-count="34" meta:character-count="238" meta:non-whitespace-character-count="209"/>
    <meta:generator>LibreOffice/7.3.7.2$Linux_X86_64 LibreOffice_project/30$Build-2</meta:generator>
  </office:meta>
</office:document-meta>
</file>